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KOLA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KOLA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ENTITETI</text:p>
          </table:table-cell>
          <table:table-cell office:value-type="string" calcext:value-type="string">
            <text:p>VISI</text:p>
          </table:table-cell>
          <table:table-cell office:value-type="string" calcext:value-type="string">
            <text:p>TEZI</text:p>
          </table:table-cell>
          <table:table-cell office:value-type="string" calcext:value-type="string">
            <text:p>OBPO</text:p>
          </table:table-cell>
          <table:table-cell office:value-type="string" calcext:value-type="string">
            <text:p>NABN</text:p>
          </table:table-cell>
          <table:table-cell office:value-type="string" calcext:value-type="string">
            <text:p>TAPI</text:p>
          </table:table-cell>
          <table:table-cell office:value-type="string" calcext:value-type="string">
            <text:p>POLI</text:p>
          </table:table-cell>
          <table:table-cell office:value-type="string" calcext:value-type="string">
            <text:p>SDAL</text:p>
          </table:table-cell>
          <table:table-cell office:value-type="string" calcext:value-type="string">
            <text:p>POTR</text:p>
          </table:table-cell>
          <table:table-cell office:value-type="string" calcext:value-type="string">
            <text:p>PRRA</text:p>
          </table:table-cell>
          <table:table-cell office:value-type="string" calcext:value-type="string">
            <text:p>IZVI</text:p>
          </table:table-cell>
          <table:table-cell office:value-type="string" calcext:value-type="string">
            <text:p>TR6M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1072" calcext:value-type="float">
            <text:p>1072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205" calcext:value-type="float">
            <text:p>205</text:p>
          </table:table-cell>
          <table:table-cell office:value-type="float" office:value="44" calcext:value-type="float">
            <text:p>44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office:value-type="float" office:value="1134" calcext:value-type="float">
            <text:p>1134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065" calcext:value-type="float">
            <text:p>1065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5" calcext:value-type="float">
            <text:p>165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float" office:value="1048" calcext:value-type="float">
            <text:p>1048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55" calcext:value-type="float">
            <text:p>15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868" calcext:value-type="float">
            <text:p>868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5" calcext:value-type="float">
            <text:p>165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26" calcext:value-type="float">
            <text:p>1026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165" calcext:value-type="float">
            <text:p>165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  <table:table-cell office:value-type="float" office:value="1128" calcext:value-type="float">
            <text:p>1128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3" calcext:value-type="float">
            <text:p>153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1051" calcext:value-type="float">
            <text:p>1051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32" calcext:value-type="float">
            <text:p>32</text:p>
          </table:table-cell>
          <table:table-cell office:value-type="float" office:value="1063" calcext:value-type="float">
            <text:p>1063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972" calcext:value-type="float">
            <text:p>972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35" calcext:value-type="float">
            <text:p>135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831" calcext:value-type="float">
            <text:p>831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5" calcext:value-type="float">
            <text:p>155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895" calcext:value-type="float">
            <text:p>895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2" calcext:value-type="float">
            <text:p>162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65" calcext:value-type="float">
            <text:p>165</text:p>
          </table:table-cell>
          <table:table-cell office:value-type="float" office:value="34" calcext:value-type="float">
            <text:p>34</text:p>
          </table:table-cell>
          <table:table-cell office:value-type="float" office:value="76" calcext:value-type="float">
            <text:p>76</text:p>
          </table:table-cell>
          <table:table-cell office:value-type="float" office:value="31" calcext:value-type="float">
            <text:p>31</text:p>
          </table:table-cell>
          <table:table-cell office:value-type="float" office:value="1022" calcext:value-type="float">
            <text:p>1022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2" calcext:value-type="float">
            <text:p>172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975" calcext:value-type="float">
            <text:p>975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3" calcext:value-type="float">
            <text:p>163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70" calcext:value-type="float">
            <text:p>170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1042" calcext:value-type="float">
            <text:p>1042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5" calcext:value-type="float">
            <text:p>165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95" calcext:value-type="float">
            <text:p>195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1330" calcext:value-type="float">
            <text:p>1330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office:value-type="float" office:value="1233" calcext:value-type="float">
            <text:p>1233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1" calcext:value-type="float">
            <text:p>161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185" calcext:value-type="float">
            <text:p>185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194" calcext:value-type="float">
            <text:p>1194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0" calcext:value-type="float">
            <text:p>160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954" calcext:value-type="float">
            <text:p>954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165" calcext:value-type="float">
            <text:p>165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020" calcext:value-type="float">
            <text:p>1020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1" calcext:value-type="float">
            <text:p>171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5" calcext:value-type="float">
            <text:p>175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11" calcext:value-type="float">
            <text:p>811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2" calcext:value-type="float">
            <text:p>172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856" calcext:value-type="float">
            <text:p>856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0" calcext:value-type="float">
            <text:p>160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798" calcext:value-type="float">
            <text:p>798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65" calcext:value-type="float">
            <text:p>165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1180" calcext:value-type="float">
            <text:p>1180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7" calcext:value-type="float">
            <text:p>157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90" calcext:value-type="float">
            <text:p>19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1250" calcext:value-type="float">
            <text:p>1250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9" calcext:value-type="float">
            <text:p>169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1320" calcext:value-type="float">
            <text:p>1320</text:p>
          </table:table-cell>
          <table:table-cell table:number-columns-repeated="10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9" calcext:value-type="float">
            <text:p>159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95" calcext:value-type="float">
            <text:p>195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910" calcext:value-type="float">
            <text:p>910</text:p>
          </table:table-cell>
          <table:table-cell table:number-columns-repeated="10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10" calcext:value-type="float">
            <text:p>210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float" office:value="1280" calcext:value-type="float">
            <text:p>1280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65" calcext:value-type="float">
            <text:p>165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890" calcext:value-type="float">
            <text:p>890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2" calcext:value-type="float">
            <text:p>162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float" office:value="1150" calcext:value-type="float">
            <text:p>1150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1" calcext:value-type="float">
            <text:p>171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85" calcext:value-type="float">
            <text:p>185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table:number-columns-repeated="10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4" calcext:value-type="float">
            <text:p>16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85" calcext:value-type="float">
            <text:p>185</text:p>
          </table:table-cell>
          <table:table-cell office:value-type="float" office:value="35" calcext:value-type="float">
            <text:p>35</text:p>
          </table:table-cell>
          <table:table-cell office:value-type="float" office:value="83" calcext:value-type="float">
            <text:p>83</text:p>
          </table:table-cell>
          <table:table-cell office:value-type="float" office:value="41" calcext:value-type="float">
            <text:p>41</text:p>
          </table:table-cell>
          <table:table-cell office:value-type="float" office:value="260" calcext:value-type="float">
            <text:p>260</text:p>
          </table:table-cell>
          <table:table-cell table:number-columns-repeated="10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5" calcext:value-type="float">
            <text:p>165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1080" calcext:value-type="float">
            <text:p>1080</text:p>
          </table:table-cell>
          <table:table-cell table:number-columns-repeated="10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1" calcext:value-type="float">
            <text:p>181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75" calcext:value-type="float">
            <text:p>175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960" calcext:value-type="float">
            <text:p>960</text:p>
          </table:table-cell>
          <table:table-cell table:number-columns-repeated="101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3" calcext:value-type="float">
            <text:p>163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office:value-type="float" office:value="1300" calcext:value-type="float">
            <text:p>1300</text:p>
          </table:table-cell>
          <table:table-cell table:number-columns-repeated="10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2" calcext:value-type="float">
            <text:p>162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1420" calcext:value-type="float">
            <text:p>1420</text:p>
          </table:table-cell>
          <table:table-cell table:number-columns-repeated="101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9" calcext:value-type="float">
            <text:p>179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10" calcext:value-type="float">
            <text:p>210</text:p>
          </table:table-cell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office:value-type="float" office:value="45" calcext:value-type="float">
            <text:p>45</text:p>
          </table:table-cell>
          <table:table-cell office:value-type="float" office:value="1350" calcext:value-type="float">
            <text:p>1350</text:p>
          </table:table-cell>
          <table:table-cell table:number-columns-repeated="10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8" calcext:value-type="float">
            <text:p>168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85" calcext:value-type="float">
            <text:p>185</text:p>
          </table:table-cell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930" calcext:value-type="float">
            <text:p>930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2" calcext:value-type="float">
            <text:p>172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85" calcext:value-type="float">
            <text:p>185</text:p>
          </table:table-cell>
          <table:table-cell office:value-type="float" office:value="33" calcext:value-type="float">
            <text:p>33</text:p>
          </table:table-cell>
          <table:table-cell office:value-type="float" office:value="76" calcext:value-type="float">
            <text:p>76</text:p>
          </table:table-cell>
          <table:table-cell office:value-type="float" office:value="35" calcext:value-type="float">
            <text:p>35</text:p>
          </table:table-cell>
          <table:table-cell office:value-type="float" office:value="1200" calcext:value-type="float">
            <text:p>1200</text:p>
          </table:table-cell>
          <table:table-cell table:number-columns-repeated="10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90" calcext:value-type="float">
            <text:p>190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120" calcext:value-type="float">
            <text:p>1120</text:p>
          </table:table-cell>
          <table:table-cell table:number-columns-repeated="10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4" calcext:value-type="float">
            <text:p>164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180" calcext:value-type="float">
            <text:p>1180</text:p>
          </table:table-cell>
          <table:table-cell table:number-columns-repeated="10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3" calcext:value-type="float">
            <text:p>163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812" calcext:value-type="float">
            <text:p>812</text:p>
          </table:table-cell>
          <table:table-cell table:number-columns-repeated="101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6" calcext:value-type="float">
            <text:p>166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30" calcext:value-type="float">
            <text:p>23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1282" calcext:value-type="float">
            <text:p>1282</text:p>
          </table:table-cell>
          <table:table-cell table:number-columns-repeated="10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3" calcext:value-type="float">
            <text:p>173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95" calcext:value-type="float">
            <text:p>195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1100" calcext:value-type="float">
            <text:p>1100</text:p>
          </table:table-cell>
          <table:table-cell table:number-columns-repeated="10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1" calcext:value-type="float">
            <text:p>171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65" calcext:value-type="float">
            <text:p>165</text:p>
          </table:table-cell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1080" calcext:value-type="float">
            <text:p>1080</text:p>
          </table:table-cell>
          <table:table-cell table:number-columns-repeated="10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5" calcext:value-type="float">
            <text:p>175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table:number-columns-repeated="10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85" calcext:value-type="float">
            <text:p>18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1120" calcext:value-type="float">
            <text:p>1120</text:p>
          </table:table-cell>
          <table:table-cell table:number-columns-repeated="10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8" calcext:value-type="float">
            <text:p>168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9" calcext:value-type="float">
            <text:p>169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90" calcext:value-type="float">
            <text:p>190</text:p>
          </table:table-cell>
          <table:table-cell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098" calcext:value-type="float">
            <text:p>1098</text:p>
          </table:table-cell>
          <table:table-cell table:number-columns-repeated="101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6" calcext:value-type="float">
            <text:p>156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75" calcext:value-type="float">
            <text:p>175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980" calcext:value-type="float">
            <text:p>980</text:p>
          </table:table-cell>
          <table:table-cell table:number-columns-repeated="101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6" calcext:value-type="float">
            <text:p>166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office:value-type="float" office:value="1290" calcext:value-type="float">
            <text:p>1290</text:p>
          </table:table-cell>
          <table:table-cell table:number-columns-repeated="101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2" calcext:value-type="float">
            <text:p>162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95" calcext:value-type="float">
            <text:p>195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float" office:value="1350" calcext:value-type="float">
            <text:p>1350</text:p>
          </table:table-cell>
          <table:table-cell table:number-columns-repeated="10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7" calcext:value-type="float">
            <text:p>157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85" calcext:value-type="float">
            <text:p>185</text:p>
          </table:table-cell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1011" calcext:value-type="float">
            <text:p>1011</text:p>
          </table:table-cell>
          <table:table-cell table:number-columns-repeated="101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6" calcext:value-type="float">
            <text:p>166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1100" calcext:value-type="float">
            <text:p>1100</text:p>
          </table:table-cell>
          <table:table-cell table:number-columns-repeated="10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9" calcext:value-type="float">
            <text:p>169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75" calcext:value-type="float">
            <text:p>175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float" office:value="1150" calcext:value-type="float">
            <text:p>1150</text:p>
          </table:table-cell>
          <table:table-cell table:number-columns-repeated="101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7" calcext:value-type="float">
            <text:p>157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60" calcext:value-type="float">
            <text:p>160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1092" calcext:value-type="float">
            <text:p>1092</text:p>
          </table:table-cell>
          <table:table-cell table:number-columns-repeated="101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5" calcext:value-type="float">
            <text:p>175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00" calcext:value-type="float">
            <text:p>1300</text:p>
          </table:table-cell>
          <table:table-cell table:number-columns-repeated="101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68" calcext:value-type="float">
            <text:p>168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30" calcext:value-type="float">
            <text:p>230</text:p>
          </table:table-cell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1250" calcext:value-type="float">
            <text:p>1250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1" calcext:value-type="float">
            <text:p>171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35" calcext:value-type="float">
            <text:p>135</text:p>
          </table:table-cell>
          <table:table-cell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float" office:value="35" calcext:value-type="float">
            <text:p>35</text:p>
          </table:table-cell>
          <table:table-cell office:value-type="float" office:value="1280" calcext:value-type="float">
            <text:p>1280</text:p>
          </table:table-cell>
          <table:table-cell table:number-columns-repeated="101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95" calcext:value-type="float">
            <text:p>195</text:p>
          </table:table-cell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1356" calcext:value-type="float">
            <text:p>1356</text:p>
          </table:table-cell>
          <table:table-cell table:number-columns-repeated="101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3" calcext:value-type="float">
            <text:p>163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75" calcext:value-type="float">
            <text:p>175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1211" calcext:value-type="float">
            <text:p>1211</text:p>
          </table:table-cell>
          <table:table-cell table:number-columns-repeated="10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float" office:value="35" calcext:value-type="float">
            <text:p>35</text:p>
          </table:table-cell>
          <table:table-cell office:value-type="float" office:value="87" calcext:value-type="float">
            <text:p>87</text:p>
          </table:table-cell>
          <table:table-cell office:value-type="float" office:value="38" calcext:value-type="float">
            <text:p>38</text:p>
          </table:table-cell>
          <table:table-cell office:value-type="float" office:value="1130" calcext:value-type="float">
            <text:p>1130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1" calcext:value-type="float">
            <text:p>171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1518" calcext:value-type="float">
            <text:p>1518</text:p>
          </table:table-cell>
          <table:table-cell table:number-columns-repeated="101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8" calcext:value-type="float">
            <text:p>168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office:value-type="float" office:value="1412" calcext:value-type="float">
            <text:p>1412</text:p>
          </table:table-cell>
          <table:table-cell table:number-columns-repeated="101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75" calcext:value-type="float">
            <text:p>175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1311" calcext:value-type="float">
            <text:p>1311</text:p>
          </table:table-cell>
          <table:table-cell table:number-columns-repeated="101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66" calcext:value-type="float">
            <text:p>166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54" calcext:value-type="float">
            <text:p>54</text:p>
          </table:table-cell>
          <table:table-cell office:value-type="float" office:value="1419" calcext:value-type="float">
            <text:p>1419</text:p>
          </table:table-cell>
          <table:table-cell table:number-columns-repeated="101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4" calcext:value-type="float">
            <text:p>154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65" calcext:value-type="float">
            <text:p>165</text:p>
          </table:table-cell>
          <table:table-cell office:value-type="float" office:value="39" calcext:value-type="float">
            <text:p>39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float" office:value="1216" calcext:value-type="float">
            <text:p>1216</text:p>
          </table:table-cell>
          <table:table-cell table:number-columns-repeated="101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68" calcext:value-type="float">
            <text:p>168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90" calcext:value-type="float">
            <text:p>190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1563" calcext:value-type="float">
            <text:p>1563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3" calcext:value-type="float">
            <text:p>173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office:value-type="float" office:value="95" calcext:value-type="float">
            <text:p>95</text:p>
          </table:table-cell>
          <table:table-cell office:value-type="float" office:value="41" calcext:value-type="float">
            <text:p>41</text:p>
          </table:table-cell>
          <table:table-cell office:value-type="float" office:value="1360" calcext:value-type="float">
            <text:p>1360</text:p>
          </table:table-cell>
          <table:table-cell table:number-columns-repeated="10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72" calcext:value-type="float">
            <text:p>172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41" calcext:value-type="float">
            <text:p>41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float" office:value="1316" calcext:value-type="float">
            <text:p>1316</text:p>
          </table:table-cell>
          <table:table-cell table:number-columns-repeated="101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float" office:value="39" calcext:value-type="float">
            <text:p>39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  <table:table-cell office:value-type="float" office:value="1312" calcext:value-type="float">
            <text:p>1312</text:p>
          </table:table-cell>
          <table:table-cell table:number-columns-repeated="101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83" calcext:value-type="float">
            <text:p>183</text:p>
          </table:table-cell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1316" calcext:value-type="float">
            <text:p>1316</text:p>
          </table:table-cell>
          <table:table-cell table:number-columns-repeated="101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88" calcext:value-type="float">
            <text:p>188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office:value-type="float" office:value="1514" calcext:value-type="float">
            <text:p>1514</text:p>
          </table:table-cell>
          <table:table-cell table:number-columns-repeated="101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3" calcext:value-type="float">
            <text:p>173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83" calcext:value-type="float">
            <text:p>183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434" calcext:value-type="float">
            <text:p>1434</text:p>
          </table:table-cell>
          <table:table-cell table:number-columns-repeated="101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1" calcext:value-type="float">
            <text:p>161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64" calcext:value-type="float">
            <text:p>164</text:p>
          </table:table-cell>
          <table:table-cell office:value-type="float" office:value="21" calcext:value-type="float">
            <text:p>21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1418" calcext:value-type="float">
            <text:p>1418</text:p>
          </table:table-cell>
          <table:table-cell table:number-columns-repeated="101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69" calcext:value-type="float">
            <text:p>169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75" calcext:value-type="float">
            <text:p>175</text:p>
          </table:table-cell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office:value-type="float" office:value="1425" calcext:value-type="float">
            <text:p>1425</text:p>
          </table:table-cell>
          <table:table-cell table:number-columns-repeated="101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3" calcext:value-type="float">
            <text:p>15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65" calcext:value-type="float">
            <text:p>165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office:value-type="float" office:value="48" calcext:value-type="float">
            <text:p>48</text:p>
          </table:table-cell>
          <table:table-cell office:value-type="float" office:value="1402" calcext:value-type="float">
            <text:p>1402</text:p>
          </table:table-cell>
          <table:table-cell table:number-columns-repeated="101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9" calcext:value-type="float">
            <text:p>159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office:value-type="float" office:value="38" calcext:value-type="float">
            <text:p>38</text:p>
          </table:table-cell>
          <table:table-cell office:value-type="float" office:value="1380" calcext:value-type="float">
            <text:p>1380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8" calcext:value-type="float">
            <text:p>168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12" calcext:value-type="float">
            <text:p>212</text:p>
          </table:table-cell>
          <table:table-cell office:value-type="float" office:value="44" calcext:value-type="float">
            <text:p>44</text:p>
          </table:table-cell>
          <table:table-cell office:value-type="float" office:value="94" calcext:value-type="float">
            <text:p>94</text:p>
          </table:table-cell>
          <table:table-cell office:value-type="float" office:value="31" calcext:value-type="float">
            <text:p>31</text:p>
          </table:table-cell>
          <table:table-cell office:value-type="float" office:value="1445" calcext:value-type="float">
            <text:p>1445</text:p>
          </table:table-cell>
          <table:table-cell table:number-columns-repeated="101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59" calcext:value-type="float">
            <text:p>159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05" calcext:value-type="float">
            <text:p>205</text:p>
          </table:table-cell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office:value-type="float" office:value="1423" calcext:value-type="float">
            <text:p>1423</text:p>
          </table:table-cell>
          <table:table-cell table:number-columns-repeated="101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58" calcext:value-type="float">
            <text:p>158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90" calcext:value-type="float">
            <text:p>190</text:p>
          </table:table-cell>
          <table:table-cell office:value-type="float" office:value="36" calcext:value-type="float">
            <text:p>36</text:p>
          </table:table-cell>
          <table:table-cell office:value-type="float" office:value="85" calcext:value-type="float">
            <text:p>85</text:p>
          </table:table-cell>
          <table:table-cell office:value-type="float" office:value="38" calcext:value-type="float">
            <text:p>38</text:p>
          </table:table-cell>
          <table:table-cell office:value-type="float" office:value="1412" calcext:value-type="float">
            <text:p>1412</text:p>
          </table:table-cell>
          <table:table-cell table:number-columns-repeated="101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3" calcext:value-type="float">
            <text:p>163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90" calcext:value-type="float">
            <text:p>190</text:p>
          </table:table-cell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office:value-type="float" office:value="1416" calcext:value-type="float">
            <text:p>1416</text:p>
          </table:table-cell>
          <table:table-cell table:number-columns-repeated="10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51" calcext:value-type="float">
            <text:p>151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1343" calcext:value-type="float">
            <text:p>1343</text:p>
          </table:table-cell>
          <table:table-cell table:number-columns-repeated="101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64" calcext:value-type="float">
            <text:p>164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75" calcext:value-type="float">
            <text:p>175</text:p>
          </table:table-cell>
          <table:table-cell office:value-type="float" office:value="29" calcext:value-type="float">
            <text:p>29</text:p>
          </table:table-cell>
          <table:table-cell office:value-type="float" office:value="105" calcext:value-type="float">
            <text:p>105</text:p>
          </table:table-cell>
          <table:table-cell office:value-type="float" office:value="26" calcext:value-type="float">
            <text:p>26</text:p>
          </table:table-cell>
          <table:table-cell office:value-type="float" office:value="1312" calcext:value-type="float">
            <text:p>1312</text:p>
          </table:table-cell>
          <table:table-cell table:number-columns-repeated="101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60" calcext:value-type="float">
            <text:p>160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10" calcext:value-type="float">
            <text:p>210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1645" calcext:value-type="float">
            <text:p>1645</text:p>
          </table:table-cell>
          <table:table-cell table:number-columns-repeated="101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4" calcext:value-type="float">
            <text:p>174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05" calcext:value-type="float">
            <text:p>205</text:p>
          </table:table-cell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office:value-type="float" office:value="1364" calcext:value-type="float">
            <text:p>1364</text:p>
          </table:table-cell>
          <table:table-cell table:number-columns-repeated="101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68" calcext:value-type="float">
            <text:p>168</text:p>
          </table:table-cell>
          <table:table-cell office:value-type="float" office:value="68" calcext:value-type="float">
            <text:p>68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33" calcext:value-type="float">
            <text:p>33</text:p>
          </table:table-cell>
          <table:table-cell office:value-type="float" office:value="916" calcext:value-type="float">
            <text:p>916</text:p>
          </table:table-cell>
          <table:table-cell table:number-columns-repeated="101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9" calcext:value-type="float">
            <text:p>15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205" calcext:value-type="float">
            <text:p>20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  <table:table-cell office:value-type="float" office:value="1418" calcext:value-type="float">
            <text:p>1418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3" calcext:value-type="float">
            <text:p>173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90" calcext:value-type="float">
            <text:p>190</text:p>
          </table:table-cell>
          <table:table-cell office:value-type="float" office:value="46" calcext:value-type="float">
            <text:p>46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1514" calcext:value-type="float">
            <text:p>1514</text:p>
          </table:table-cell>
          <table:table-cell table:number-columns-repeated="101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64" calcext:value-type="float">
            <text:p>164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1312" calcext:value-type="float">
            <text:p>1312</text:p>
          </table:table-cell>
          <table:table-cell table:number-columns-repeated="101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53" calcext:value-type="float">
            <text:p>153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  <table:table-cell office:value-type="float" office:value="41" calcext:value-type="float">
            <text:p>41</text:p>
          </table:table-cell>
          <table:table-cell office:value-type="float" office:value="94" calcext:value-type="float">
            <text:p>94</text:p>
          </table:table-cell>
          <table:table-cell office:value-type="float" office:value="41" calcext:value-type="float">
            <text:p>41</text:p>
          </table:table-cell>
          <table:table-cell office:value-type="float" office:value="1463" calcext:value-type="float">
            <text:p>1463</text:p>
          </table:table-cell>
          <table:table-cell table:number-columns-repeated="101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7" calcext:value-type="float">
            <text:p>157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1473" calcext:value-type="float">
            <text:p>1473</text:p>
          </table:table-cell>
          <table:table-cell table:number-columns-repeated="101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62" calcext:value-type="float">
            <text:p>162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  <table:table-cell office:value-type="float" office:value="42" calcext:value-type="float">
            <text:p>42</text:p>
          </table:table-cell>
          <table:table-cell office:value-type="float" office:value="95" calcext:value-type="float">
            <text:p>95</text:p>
          </table:table-cell>
          <table:table-cell office:value-type="float" office:value="26" calcext:value-type="float">
            <text:p>26</text:p>
          </table:table-cell>
          <table:table-cell office:value-type="float" office:value="1513" calcext:value-type="float">
            <text:p>1513</text:p>
          </table:table-cell>
          <table:table-cell table:number-columns-repeated="10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66" calcext:value-type="float">
            <text:p>166</text:p>
          </table:table-cell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316" calcext:value-type="float">
            <text:p>1316</text:p>
          </table:table-cell>
          <table:table-cell table:number-columns-repeated="101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55" calcext:value-type="float">
            <text:p>155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55" calcext:value-type="float">
            <text:p>155</text:p>
          </table:table-cell>
          <table:table-cell office:value-type="float" office:value="33" calcext:value-type="float">
            <text:p>33</text:p>
          </table:table-cell>
          <table:table-cell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 office:value-type="float" office:value="1216" calcext:value-type="float">
            <text:p>1216</text:p>
          </table:table-cell>
          <table:table-cell table:number-columns-repeated="10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5" calcext:value-type="float">
            <text:p>155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1496" calcext:value-type="float">
            <text:p>1496</text:p>
          </table:table-cell>
          <table:table-cell table:number-columns-repeated="101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74" calcext:value-type="float">
            <text:p>174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364" calcext:value-type="float">
            <text:p>1364</text:p>
          </table:table-cell>
          <table:table-cell table:number-columns-repeated="10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61" calcext:value-type="float">
            <text:p>161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office:value-type="float" office:value="1513" calcext:value-type="float">
            <text:p>1513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90" calcext:value-type="float">
            <text:p>190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1521" calcext:value-type="float">
            <text:p>1521</text:p>
          </table:table-cell>
          <table:table-cell table:number-columns-repeated="1012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r" fo:country="H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kn</number:text>
    </number:number-style>
    <number:number-style style:name="N111">
      <number:text>-</number:text>
      <number:number number:decimal-places="0" number:min-decimal-places="0" number:min-integer-digits="1" number:grouping="true"/>
      <number:text> kn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kn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kn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kn</number:text>
    </number:number-style>
    <number:number-style style:name="N113">
      <number:text>-</number:text>
      <number:number number:decimal-places="2" number:min-decimal-places="2" number:min-integer-digits="1" number:grouping="true"/>
      <number:text> kn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kn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kn</number:text>
      <style:map style:condition="value()&gt;=0" style:apply-style-name="N114P0"/>
    </number:number-style>
    <number:date-style style:name="N115">
      <number:day/>
      <number:text>.</number:text>
      <number:month/>
      <number:text>.</number:text>
      <number:year number:style="long"/>
    </number:date-style>
    <number:date-style style:name="N116">
      <number:day/>
      <number:text>.</number:text>
      <number:month number:textual="true"/>
      <number:text>.</number:text>
      <number:year/>
    </number:date-style>
    <number:date-style style:name="N117">
      <number:day/>
      <number:text>.</number:text>
      <number:month number:textual="true"/>
    </number:date-style>
    <number:date-style style:name="N118">
      <number:month number:textual="true"/>
      <number:text>.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    </number:text>
    </number:number-style>
    <number:number-style style:name="N124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 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  </number:text>
    </number:number-style>
    <number:number-style style:name="N126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7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8P2" style:volatile="true">
      <number:text> </number:text>
      <number:fill-character> </number:fill-character>
      <number:text>-  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kn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kn </number:text>
    </number:number-style>
    <number:number-style style:name="N129P2" style:volatile="true">
      <number:text> </number:text>
      <number:fill-character> </number:fill-character>
      <number:text>- kn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kn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kn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kn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18cm 0.026cm 0.018cm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KOLA" style:display-name="PageStyle_SKOL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creator>Korisnik</dc:creator>
    <meta:creation-date>2022-05-11T17:37:46</meta:creation-date>
    <dc:date>2022-05-11T17:37:46</dc:date>
    <meta:generator>LibreOffice/7.3.2.2$Windows_X86_64 LibreOffice_project/49f2b1bff42cfccbd8f788c8dc32c1c309559be0</meta:generator>
    <meta:document-statistic meta:table-count="1" meta:cell-count="1212" meta:object-count="0"/>
    <meta:user-defined meta:name="AppVersion">16.0300</meta:user-defined>
  </office:meta>
</office:document-meta>
</file>